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333333" style:font-name="Courier New" fo:letter-spacing="normal" fo:font-style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CB 111000_CC<text:tab/>8 Project pcbs and two 2 programmer pcbs</text:p>
      <text:p text:style-name="Standard"/>
      <text:p text:style-name="P1"/>
      <text:p text:style-name="P3"/>
      <text:p text:style-name="P3">7_SEG1&amp;2 <text:s/>CA56-12SURKWA<text:tab/><text:tab/><text:tab/>Require 16<text:tab/>Have 2 Purchase 14</text:p>
      <text:p text:style-name="P3">RS 146-1581<text:tab/>Pack of 10<text:tab/>£2:50 each</text:p>
      <text:p text:style-name="P3">RS <text:span text:style-name="T1">872-1954 £2:74 each x 4 Yellow</text:span></text:p>
      <text:p text:style-name="P3"/>
      <text:p text:style-name="P2"><text:span text:style-name="T3">IC1 <text:s text:c="5"/>FT230XS <text:s text:c="2"/><text:tab/>RS 757-0010 <text:tab/>10 OFF<text:tab/>Purchase 4</text:span></text:p>
      <text:p text:style-name="Preformatted_20_Text"><text:span text:style-name="T3">IC2 <text:s text:c="5"/>ATMEGA 168 <text:tab/>RE 73-4276 <text:tab/><text:tab/>10 OFF <text:tab/>Purchase 6 </text:span><text:span text:style-name="T2"><text:s/></text:span>From RS <text:s text:c="25"/></text:p>
      <text:p text:style-name="P3">IC3 <text:s text:c="5"/>ATMEGA 328 <text:s text:c="3"/><text:tab/>RE 73-4281 <text:s/><text:tab/>10 OFF <text:tab/>Purchase 4</text:p>
      <text:p text:style-name="P3">L1 <text:s text:c="6"/>CHOKE<text:tab/><text:tab/>RS 724-1582<text:tab/><text:tab/>10 OFF <text:tab/>Purchase 10 </text:p>
      <text:p text:style-name="P3"/>
      <text:p text:style-name="P3">BSS84<text:tab/><text:tab/>RS 436-8091P<text:tab/><text:tab/>8 OFF<text:tab/><text:tab/><text:tab/>Purchase 54</text:p>
      <text:p text:style-name="P3">2SK3018<text:tab/>RS 694-2812<text:tab/><text:tab/><text:tab/>1 OFF <text:tab/><text:tab/>OK</text:p>
      <text:p text:style-name="P3">Xtal<text:tab/><text:tab/>RS 547-6985 or 478-9268<text:tab/>1 OFF<text:tab/><text:tab/><text:tab/>OK</text:p>
      <text:p text:style-name="P3"/>
      <text:p text:style-name="P3"/>
      <text:p text:style-name="Preformatted_20_Text"><text:span text:style-name="T3">SW1<text:tab/><text:tab/>RE 76-0100<text:tab/>DPDT<text:tab/><text:tab/><text:tab/><text:tab/><text:tab/>Purchase 10<text:tab/><text:tab/><text:tab/></text:span><text:tab/><text:tab/><text:tab/></text:p>
      <text:p text:style-name="Preformatted_20_Text"><text:span text:style-name="T2">SW2<text:tab/><text:tab/>RE 51-0709<text:tab/>NO push button (SM)<text:tab/><text:tab/>Purchase 4</text:span><text:tab/><text:tab/></text:p>
      <text:p text:style-name="P3">SW3-5<text:tab/><text:tab/>RE 51-0711<text:tab/>NO push button (with pins)<text:tab/>Purchase 3<text:tab/> </text:p>
      <text:p text:style-name="P3"/>
      <text:p text:style-name="P3">SKT1<text:tab/><text:tab/>RS 515-1967<text:tab/>USB socket<text:tab/><text:tab/><text:tab/><text:tab/>Purchase 5<text:tab/><text:tab/></text:p>
      <text:p text:style-name="P3"/>
      <text:p text:style-name="P3">LED1<text:tab/><text:tab/>RS228-5764 <text:tab/>CC_DUAL_LED <text:tab/><text:tab/><text:tab/>Purchase 1</text:p>
      <text:p text:style-name="P3"/>
      <text:p text:style-name="P3">27R <text:tab/><text:tab/>RS 679-1979<text:tab/><text:tab/>2 OFF<text:tab/><text:tab/><text:tab/><text:tab/>Order 15</text:p>
      <text:p text:style-name="P3">100R <text:tab/><text:tab/>RS 223-2120<text:tab/><text:tab/>1 OFF<text:tab/><text:tab/><text:tab/><text:tab/>OK</text:p>
      <text:p text:style-name="P3">220R<text:tab/><text:tab/>RS 123-4356<text:tab/><text:tab/>10 OFF <text:tab/><text:tab/><text:tab/>Order 50</text:p>
      <text:p text:style-name="P3">560R <text:tab/><text:tab/>RS 679-2225<text:tab/><text:tab/>2 OFF<text:tab/><text:tab/><text:tab/><text:tab/>Order 1</text:p>
      <text:p text:style-name="P3">3K9 <text:s/><text:tab/><text:tab/>RS 223-2344<text:tab/><text:tab/>4 OFF<text:tab/><text:tab/><text:tab/><text:tab/>Order 25</text:p>
      <text:p text:style-name="P3">10K <text:s/><text:tab/><text:tab/>RS 223-2394<text:tab/><text:tab/>4 OFF<text:tab/><text:tab/><text:tab/><text:tab/>OK</text:p>
      <text:p text:style-name="P3">22K <text:tab/><text:tab/>RS 679-1917<text:tab/><text:tab/>2 OFF<text:tab/><text:tab/><text:tab/><text:tab/>OK</text:p>
      <text:p text:style-name="P3"/>
      <text:p text:style-name="P3">18pF<text:tab/><text:tab/>RS 648-0935<text:tab/><text:tab/>2 off <text:tab/><text:tab/><text:tab/>OK</text:p>
      <text:p text:style-name="P3">47p<text:tab/><text:tab/>RS 391-028<text:tab/><text:tab/>2 OFF<text:tab/><text:tab/><text:tab/><text:tab/>Order 25</text:p>
      <text:p text:style-name="P3">10n<text:tab/><text:tab/>RS 264-4141<text:tab/><text:tab/>5 OFF<text:tab/><text:tab/><text:tab/><text:tab/>Order 50</text:p>
      <text:p text:style-name="P3">100n<text:tab/><text:tab/>RS 264-4179<text:tab/><text:tab/>2+ OFF <text:tab/><text:tab/><text:tab/>OK</text:p>
      <text:p text:style-name="P3">4.7uF<text:tab/><text:tab/>RS 691-1224<text:tab/><text:tab/>1 OFF<text:tab/><text:tab/><text:tab/><text:tab/>3 OFF</text:p>
      <text:p text:style-name="P3">1uF<text:tab/><text:tab/>RS 648-0733<text:tab/><text:tab/>IC pins<text:tab/><text:tab/><text:tab/>O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Osborne</meta:initial-creator>
    <meta:creation-date>2018-12-04T21:28:26.31</meta:creation-date>
    <dc:date>2018-12-07T18:01:54.56</dc:date>
    <dc:creator>Mark Osborne</dc:creator>
    <meta:editing-duration>PT4H20M15S</meta:editing-duration>
    <meta:editing-cycles>11</meta:editing-cycles>
    <meta:generator>OpenOffice/4.1.5$Win32 OpenOffice.org_project/415m1$Build-9789</meta:generator>
    <meta:document-statistic meta:table-count="0" meta:image-count="0" meta:object-count="0" meta:page-count="1" meta:paragraph-count="29" meta:word-count="211" meta:character-count="1195"/>
  </office:meta>
</office:document-meta>
</file>